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mal analysis of turbulent Poiseuille flows</text:p>
      <text:p text:style-name="Standard"/>
      <text:p text:style-name="Standard"/>
      <text:p text:style-name="Standard"/>
      <text:p text:style-name="Standard">Fluid dynamics is a subject of great academic and industrial interest. It offers many opportunities that require optimization in a variety of practical engineering problems. The modeling of thermal properties of turbulent flows is something of remarkable complexity, that can be explained mathematically by the chaotic nature of this non-linear differential analysis, fact beautifully stated in the Strogatz`s book "Nonlinear Dynamics and Chaos". The immediate result of such fact is the impossibility of an exact mathematical answer for, near, all real applications. The only way of gathering results, then, is by numerical approach, with the discretization of space and time differential operators, in order to obtain discrete results. The problem is that, in most cases, these are a so big computational problem that become inviable. With that in mind, the authors of the present paper aim to develop a semi-exact meta-modeled approach for turbulent Poiseuille flow's thermal analysis inside a channel, aiming on efficiency and accuracy when compared to the DNS solution, the most accurate but computationally expensive method. Such approach, presented in the present paper, resulted on a new adjusted model for the turbulent Prandtl and Cebeci numbers on Poiseuille channel turbulent flows.</text:p>
      <text:p text:style-name="Standard"/>
      <text:p text:style-name="Standard"/>
      <text:p text:style-name="Standard">turbulent poiseuille flows; turbulent prandtl number modeling; differential evolution; Cebeci's constant modeling; semi-exact methodology. <text:s/></text:p>
      <text:p text:style-name="Standard"/>
      <text:p text:style-name="Standard"/>
      <text:p text:style-name="P1">[1] Basim O. and Hasan Turbulent Prandtl Number and its Use in Prediction of Heat Transfer Coefficient for liquids. Nahrain University, College of engineering Journal (NUCEJ) Vol.10, No.1 2007.</text:p>
      <text:p text:style-name="P1">[2] John C. S., Edward O. and Tamas T., Modeling Two-Dimensional Fluid Flows with Chaos Theory, Johns Hopkins APL Technical Digest, volume 18, number 2, 193-202, 1997.</text:p>
      <text:p text:style-name="P1">[3] Prandtl L., Uber die ausgebildete Turbulenz, ZAMM, 1925.</text:p>
      <text:p text:style-name="P1">[4] Cebeci T. and Bradshaw P., Physical and computational aspects of convective heat transfer, Springer, New York, 1984.</text:p>
      <text:p text:style-name="P1">[5] Neto A. S., Turbulência nos fluidos, textbook of the post graduate mechanical engineering course of federal university of Uberlândia, Uberlândia, Brazil, 2018.</text:p>
      <text:p text:style-name="P1">[6] Kawamura, H. , Abe, H. and Shingai, k. , DNS of turbulence and heat transport in a channel flow with different Reynolds and Prandtl numbers and boundary conditions., Turbulence, Heat and Mass Transfer 3, (Proc. of the 3rd International Symposium on Turbulence, Heat and Mass Transfer), 2000.</text:p>
      <text:p text:style-name="P1">[7] Kawamura H., Abe H. and Yuichi M., DNS of turbulent heat transfer in channel flow with respect to Reynolds and Prandtl number effects, Elsevier, Tokio, Japan, 1999.</text:p>
      <text:p text:style-name="P1">[8] Poiseuille J. L. M., Recherches experimentales sur Ie mouvement des liquides dans les tubes de tres-petits diametres, Memoires presentes par divers savants a l’Academie Royale des Sciences de l’Institut de France, IX: 433-544, 1846.</text:p>
      <text:p text:style-name="P1">[9] Kawamura H., Direct Numerical Simulation Data Base for Turbulent Channel Flow with Heat Transfer., &lt;http://www.rs.tus.ac.jp/t2lab/db/index.html&gt;, Laboratory of Thermo-fluid dynamics, Department of Mechanical Engineering, Faculty of Science and Technology, Tokyo University of Science, Noda-shi, Chiba-ken, Japan, 2007.</text:p>
      <text:p text:style-name="P1">[10] Kasagi H., Horiuti K., Miyake Y., Miyauchi T. and Nagano Y.,</text:p>
      <text:p text:style-name="P1">Establishment of the Direct Numerical Simulation Data Bases of Turbulent Transport Phenomena, &lt;http://thtlab.jp/DNS/dns_database.html&gt;, Cooperative Research No. 02302043, Bunkyo-ku, Tokyo 113 , 1992.</text:p>
      <text:p text:style-name="P1"><text:soft-page-break/>[11] Cengel Y. A. and Cimbala J. M., Fluid mechanics Fundamentals and Applications, First edition, McGraw-Hill series in mechanical engineering, 2006.</text:p>
      <text:p text:style-name="P1">[12] Incropera, Freank, P., Dewitt, David, P., fundamentals of Heat and Mass Transfer, 3rd edition, p. 310-316, 2007, LTC, (INCROPERA and DEWITT).</text:p>
      <text:p text:style-name="P1">[13] Antonialli L. A. and Silveira A. N., Theoretical study of fully develop turbulent flow in a flat channel, using prandtl’s mixing length model, 2015.</text:p>
      <text:p text:style-name="P1">[14] Price K. V., Storn M. R. and Lampinen A. J., Differential Evolution, a practical approach to Global Optimization,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7:15:21.747649433</meta:creation-date>
    <dc:date>2019-05-16T19:46:50.619013223</dc:date>
    <meta:editing-duration>PT1M25S</meta:editing-duration>
    <meta:editing-cycles>2</meta:editing-cycles>
    <meta:generator>LibreOffice/6.0.7.3$Linux_X86_64 LibreOffice_project/00m0$Build-3</meta:generator>
    <meta:document-statistic meta:table-count="0" meta:image-count="0" meta:object-count="0" meta:page-count="2" meta:paragraph-count="18" meta:word-count="590" meta:character-count="4041" meta:non-whitespace-character-count="3467"/>
  </office:meta>
</office:document-meta>
</file>